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note">
      <style:text-properties officeooo:rsid="00486c1b" officeooo:paragraph-rsid="00486c1b"/>
    </style:style>
    <style:style style:name="P3" style:family="paragraph" style:parent-style-name="Footnote">
      <style:text-properties officeooo:rsid="004daa8d" officeooo:paragraph-rsid="004daa8d"/>
    </style:style>
    <style:style style:name="P4" style:family="paragraph" style:parent-style-name="Standard">
      <style:paragraph-properties fo:line-height="150%"/>
      <style:text-properties fo:font-weight="bold" officeooo:rsid="001606e5" officeooo:paragraph-rsid="001606e5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1e7dc7" officeooo:paragraph-rsid="001e7dc7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fbd9e" officeooo:paragraph-rsid="001fbd9e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149ef" officeooo:paragraph-rsid="003149ef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3149ef" officeooo:paragraph-rsid="0058a23f" style:font-weight-asian="bold" style:font-weight-complex="bold"/>
    </style:style>
    <style:style style:name="P9" style:family="paragraph" style:parent-style-name="Standard">
      <style:text-properties officeooo:rsid="00177d30" officeooo:paragraph-rsid="005f4057"/>
    </style:style>
    <style:style style:name="P10" style:family="paragraph" style:parent-style-name="Standard">
      <style:paragraph-properties fo:line-height="150%"/>
      <style:text-properties officeooo:rsid="00177d30" officeooo:paragraph-rsid="00140a2c"/>
    </style:style>
    <style:style style:name="P11" style:family="paragraph" style:parent-style-name="Standard">
      <style:paragraph-properties fo:line-height="150%"/>
      <style:text-properties officeooo:rsid="00177d30" officeooo:paragraph-rsid="005f4057"/>
    </style:style>
    <style:style style:name="P12" style:family="paragraph" style:parent-style-name="Standard">
      <style:paragraph-properties fo:line-height="150%"/>
      <style:text-properties officeooo:rsid="001d592b" officeooo:paragraph-rsid="001d592b"/>
    </style:style>
    <style:style style:name="P13" style:family="paragraph" style:parent-style-name="Standard">
      <style:paragraph-properties fo:line-height="150%"/>
      <style:text-properties fo:font-weight="normal" officeooo:rsid="001e7dc7" officeooo:paragraph-rsid="001e7dc7" style:font-weight-asian="normal" style:font-weight-complex="normal"/>
    </style:style>
    <style:style style:name="P14" style:family="paragraph" style:parent-style-name="Standard">
      <style:paragraph-properties fo:line-height="150%"/>
      <style:text-properties officeooo:paragraph-rsid="002ae3e3"/>
    </style:style>
    <style:style style:name="P15" style:family="paragraph" style:parent-style-name="Standard">
      <style:paragraph-properties fo:line-height="150%"/>
      <style:text-properties officeooo:paragraph-rsid="002eafea"/>
    </style:style>
    <style:style style:name="P16" style:family="paragraph" style:parent-style-name="Standard" style:list-style-name="L3">
      <style:paragraph-properties fo:line-height="150%"/>
      <style:text-properties officeooo:paragraph-rsid="002eafea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2ae3e3" officeooo:paragraph-rsid="002ae3e3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officeooo:rsid="002ae3e3" officeooo:paragraph-rsid="002eafea"/>
    </style:style>
    <style:style style:name="P19" style:family="paragraph" style:parent-style-name="Standard">
      <style:paragraph-properties fo:line-height="150%" fo:text-align="start" style:justify-single-word="false"/>
      <style:text-properties officeooo:rsid="002cb703" officeooo:paragraph-rsid="002cb703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officeooo:rsid="002cb703" officeooo:paragraph-rsid="002cb703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officeooo:rsid="002da66c" officeooo:paragraph-rsid="002da66c"/>
    </style:style>
    <style:style style:name="P22" style:family="paragraph" style:parent-style-name="Standard">
      <style:paragraph-properties fo:line-height="150%" fo:text-align="start" style:justify-single-word="false"/>
      <style:text-properties officeooo:rsid="002eafea" officeooo:paragraph-rsid="002eafea"/>
    </style:style>
    <style:style style:name="T1" style:family="text">
      <style:text-properties officeooo:rsid="001d592b"/>
    </style:style>
    <style:style style:name="T2" style:family="text">
      <style:text-properties officeooo:rsid="001d97e2"/>
    </style:style>
    <style:style style:name="T3" style:family="text">
      <style:text-properties fo:font-style="italic" officeooo:rsid="001d97e2" style:font-style-asian="italic" style:font-style-complex="italic"/>
    </style:style>
    <style:style style:name="T4" style:family="text">
      <style:text-properties fo:font-style="italic" officeooo:rsid="004eccd6" style:font-style-asian="italic" style:font-style-complex="italic"/>
    </style:style>
    <style:style style:name="T5" style:family="text">
      <style:text-properties fo:font-style="italic" fo:font-weight="normal" officeooo:rsid="0022cf92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5a1a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25576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6cb84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8ac13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a8e7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ca40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de61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56bcd4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d97e2" style:font-style-asian="normal" style:font-style-complex="normal"/>
    </style:style>
    <style:style style:name="T16" style:family="text">
      <style:text-properties fo:font-style="normal" officeooo:rsid="001dea13" style:font-style-asian="normal" style:font-style-complex="normal"/>
    </style:style>
    <style:style style:name="T17" style:family="text">
      <style:text-properties fo:font-style="normal" officeooo:rsid="001fbd9e" style:font-style-asian="normal" style:font-style-complex="normal"/>
    </style:style>
    <style:style style:name="T18" style:family="text">
      <style:text-properties fo:font-style="normal" officeooo:rsid="00242038" style:font-style-asian="normal" style:font-style-complex="normal"/>
    </style:style>
    <style:style style:name="T19" style:family="text">
      <style:text-properties fo:font-style="normal" officeooo:rsid="00357ba4" style:font-style-asian="normal" style:font-style-complex="normal"/>
    </style:style>
    <style:style style:name="T20" style:family="text">
      <style:text-properties fo:font-style="normal" officeooo:rsid="0050a224" style:font-style-asian="normal" style:font-style-complex="normal"/>
    </style:style>
    <style:style style:name="T21" style:family="text">
      <style:text-properties fo:font-style="normal" officeooo:rsid="005af0eb" style:font-style-asian="normal" style:font-style-complex="normal"/>
    </style:style>
    <style:style style:name="T22" style:family="text">
      <style:text-properties fo:font-style="normal" officeooo:rsid="00679f42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fbd9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195b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cf9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2e2e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4203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5a1a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5ce7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7877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79dc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8806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123e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2557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41ba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6cb8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743f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78e6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8ac1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a8e7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b77ae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ca40a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cf1a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de613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5f1f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6bcd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8a23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8c24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9fcf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07c5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64f11c" style:font-style-asian="normal" style:font-weight-asian="normal" style:font-style-complex="normal" style:font-weight-complex="normal"/>
    </style:style>
    <style:style style:name="T53" style:family="text">
      <style:text-properties style:font-name="Linux Libertine O" fo:font-style="normal" fo:font-weight="bold" officeooo:rsid="001c404d" style:font-style-asian="normal" style:font-weight-asian="bold" style:font-style-complex="normal" style:font-weight-complex="bold"/>
    </style:style>
    <style:style style:name="T54" style:family="text">
      <style:text-properties style:font-name="Linux Libertine O" fo:font-style="normal" fo:font-weight="bold" officeooo:rsid="00399e88" style:font-style-asian="normal" style:font-weight-asian="bold" style:font-style-complex="normal" style:font-weight-complex="bold"/>
    </style:style>
    <style:style style:name="T55" style:family="text">
      <style:text-properties style:font-name="Linux Libertine O" fo:font-style="normal" fo:font-weight="bold" officeooo:rsid="00679f42" style:font-style-asian="normal" style:font-weight-asian="bold" style:font-style-complex="normal" style:font-weight-complex="bold"/>
    </style:style>
    <style:style style:name="T56" style:family="text">
      <style:text-properties style:font-name="Linux Libertine O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Linux Libertine O" fo:font-style="normal" fo:font-weight="normal" officeooo:rsid="002ae3e3" style:font-style-asian="normal" style:font-weight-asian="normal" style:font-style-complex="normal" style:font-weight-complex="normal"/>
    </style:style>
    <style:style style:name="T58" style:family="text">
      <style:text-properties style:font-name="Linux Libertine O" fo:font-style="normal" fo:font-weight="normal" officeooo:rsid="002da66c" style:font-style-asian="normal" style:font-weight-asian="normal" style:font-style-complex="normal" style:font-weight-complex="normal"/>
    </style:style>
    <style:style style:name="T59" style:family="text">
      <style:text-properties style:font-name="Linux Libertine O" fo:font-style="normal" fo:font-weight="normal" officeooo:rsid="002eafea" style:font-style-asian="normal" style:font-weight-asian="normal" style:font-style-complex="normal" style:font-weight-complex="normal"/>
    </style:style>
    <style:style style:name="T60" style:family="text">
      <style:text-properties style:font-name="Linux Libertine O" fo:font-style="normal" fo:font-weight="normal" officeooo:rsid="002f5a04" style:font-style-asian="normal" style:font-weight-asian="normal" style:font-style-complex="normal" style:font-weight-complex="normal"/>
    </style:style>
    <style:style style:name="T61" style:family="text">
      <style:text-properties style:font-name="Linux Libertine O" fo:font-style="normal" fo:font-weight="normal" officeooo:rsid="005ec608" style:font-style-asian="normal" style:font-weight-asian="normal" style:font-style-complex="normal" style:font-weight-complex="normal"/>
    </style:style>
    <style:style style:name="T62" style:family="text">
      <style:text-properties style:font-name="Linux Libertine O" fo:font-style="normal" fo:font-weight="normal" officeooo:rsid="005f4057" style:font-style-asian="normal" style:font-weight-asian="normal" style:font-style-complex="normal" style:font-weight-complex="normal"/>
    </style:style>
    <style:style style:name="T63" style:family="text">
      <style:text-properties style:font-name="Linux Libertine O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Linux Libertine O" fo:font-style="italic" fo:font-weight="normal" officeooo:rsid="002ae3e3" style:font-style-asian="italic" style:font-weight-asian="normal" style:font-style-complex="italic" style:font-weight-complex="normal"/>
    </style:style>
    <style:style style:name="T65" style:family="text">
      <style:text-properties officeooo:rsid="003f0c38"/>
    </style:style>
    <style:style style:name="T66" style:family="text">
      <style:text-properties officeooo:rsid="0040b080"/>
    </style:style>
    <style:style style:name="T67" style:family="text">
      <style:text-properties officeooo:rsid="00427e7b"/>
    </style:style>
    <style:style style:name="T68" style:family="text">
      <style:text-properties officeooo:rsid="0043780a"/>
    </style:style>
    <style:style style:name="T69" style:family="text">
      <style:text-properties officeooo:rsid="00446950"/>
    </style:style>
    <style:style style:name="T70" style:family="text">
      <style:text-properties officeooo:rsid="0045cf37"/>
    </style:style>
    <style:style style:name="T71" style:family="text">
      <style:text-properties officeooo:rsid="0045d691"/>
    </style:style>
    <style:style style:name="T72" style:family="text">
      <style:text-properties officeooo:rsid="0047295d"/>
    </style:style>
    <style:style style:name="T73" style:family="text">
      <style:text-properties officeooo:rsid="00486c1b"/>
    </style:style>
    <style:style style:name="T7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officeooo:rsid="004aa81e"/>
    </style:style>
    <style:style style:name="T77" style:family="text">
      <style:text-properties officeooo:rsid="004b0326"/>
    </style:style>
    <style:style style:name="T78" style:family="text">
      <style:text-properties officeooo:rsid="004b2743"/>
    </style:style>
    <style:style style:name="T79" style:family="text">
      <style:text-properties officeooo:rsid="004c39b2"/>
    </style:style>
    <style:style style:name="T80" style:family="text">
      <style:text-properties officeooo:rsid="004c5301"/>
    </style:style>
    <style:style style:name="T81" style:family="text">
      <style:text-properties officeooo:rsid="004daa8d"/>
    </style:style>
    <style:style style:name="T82" style:family="text">
      <style:text-properties officeooo:rsid="005228d2"/>
    </style:style>
    <style:style style:name="T83" style:family="text">
      <style:text-properties officeooo:rsid="005486bc"/>
    </style:style>
    <style:style style:name="T84" style:family="text">
      <style:text-properties officeooo:rsid="00559655"/>
    </style:style>
    <style:style style:name="T85" style:family="text">
      <style:text-properties officeooo:rsid="005acc32"/>
    </style:style>
    <style:style style:name="T86" style:family="text">
      <style:text-properties officeooo:rsid="005bc407"/>
    </style:style>
    <style:style style:name="T87" style:family="text">
      <style:text-properties officeooo:rsid="005c139a"/>
    </style:style>
    <style:style style:name="T88" style:family="text">
      <style:text-properties officeooo:rsid="005d141a"/>
    </style:style>
    <style:style style:name="T89" style:family="text">
      <style:text-properties officeooo:rsid="005ec608"/>
    </style:style>
    <style:style style:name="T90" style:family="text">
      <style:text-properties officeooo:rsid="005f4057"/>
    </style:style>
    <style:style style:name="T91" style:family="text">
      <style:text-properties officeooo:rsid="00617122"/>
    </style:style>
    <style:style style:name="T92" style:family="text">
      <style:text-properties officeooo:rsid="0062315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b 1: Pendahuluan</text:p>
      <text:p text:style-name="P10"><text:tab/><text:span text:style-name="T65">Kebebasan merupakan salah satu istilah </text:span><text:span text:style-name="T66">yang paling </text:span><text:span text:style-name="T67">sering digunakan, tetapi juga paling terkontestasi, di dunia kontemporer. </text:span><text:span text:style-name="T68">Di wacana politik Amerika Serikat, </text:span><text:span text:style-name="T69">perdebatan mengenai <text:s/>topik seperti </text:span><text:span text:style-name="T70">kepemilikan senjata api, politik uang, aborsi, mandat vaksin, </text:span><text:span text:style-name="T71">perlindungan lingkungan, dan masih banyak lagi tidak berputar jauh dari berbagai pengertian akan kebebasan-kebebasan tertentu. </text:span><text:span text:style-name="T72">Pada kepresidenan George W. Bush, penyebaran kebebasan digunakan sebagai pembenaran perang di Afganistan dan Irak. </text:span><text:span text:style-name="T73">Saat ini, dengan semakin diterimanya ideologi neoliberalisme di kalangan elit di seluruh dunia, kebebasan sering dipahami dalam arti sempit sebagai kebebasan pelaku pasar.</text:span><text:span text:style-name="T73"><text:note text:id="ftn0" text:note-class="footnote"><text:note-citation>1</text:note-citation><text:note-body><text:p text:style-name="P2">Lih., <text:span text:style-name="T76">mis.,</text:span> <text:span text:style-name="T74">Daniel Stedman Jones, </text:span><text:span text:style-name="T75">Masters of the Universe: Hayek, Friedman, and the Birth of Neoliberal Politics</text:span><text:span text:style-name="T74"> (Princeton: Princeton University Press, 2012), 2–8.</text:span></text:p></text:note-body></text:note></text:span><text:span text:style-name="T73"> </text:span><text:span text:style-name="T77">Tidak jarang, </text:span><text:span text:style-name="T78">kedua belah pihak dalam pertikaian mengenai isu tertentu menganggap dirinya masing-masing sebagai pembela kebebasan, dan </text:span><text:span text:style-name="T79">lawannya sebagai pembawa kezaliman. </text:span><text:span text:style-name="T80">Umumnya fenomena ini dijelaskan dengan membedakan </text:span><text:span text:style-name="T81">antara pengertian kebebasan, misalnya yang positif versus yang negatif.</text:span><text:span text:style-name="T81"><text:note text:id="ftn1" text:note-class="footnote"><text:note-citation>2</text:note-citation><text:note-body><text:p text:style-name="P3">Loh., mis., Henri Vogt, “Covid and Freedom,” <text:span text:style-name="T4">Social Science Information </text:span><text:span text:style-name="T20">60 (4), 548–559.</text:span></text:p></text:note-body></text:note></text:span><text:span text:style-name="T81"> </text:span><text:span text:style-name="T82">Theodor W. Adorno menawarkan penjelasan yang lebih provokatif: barangkali konsep kita tentang kebebasan kontradiktif pada dirinya sendiri.</text:span></text:p>
      <text:p text:style-name="P11"><text:tab/><text:span text:style-name="T83">Adorno adalah salah satu filsuf Jerman yang paling besar </text:span><text:span text:style-name="T91">pada</text:span><text:span text:style-name="T84"> abad ke-20, </text:span><text:span text:style-name="T85">meskipun dia </text:span><text:span text:style-name="T86">mungkin </text:span><text:span text:style-name="T85">lebih terkenal saat ini sebagai kritikus kebudayaan dan seni. </text:span><text:span text:style-name="T88">Sebagai pemikir Marxis Barat dan anggota Mazhab Frankfurt, dia memanfaatkan banyak sumber daya filosofis yang cenderung diabaikan oleh pemikir Marxis yang lebih ortodoks, </text:span><text:span text:style-name="T92">khususnya filsafat Jerman klasik.</text:span><text:span text:style-name="T88"> </text:span><text:span text:style-name="T87">Tesis ini akan menjelajahi </text:span><text:span text:style-name="T89">salah </text:span><text:span text:style-name="T87">satu kontribusi </text:span><text:span text:style-name="T89">filosofisnya </text:span><text:span text:style-name="T87">yang agak kurang </text:span><text:span text:style-name="T89">mendapat </text:span><text:span text:style-name="T87">perhatian: “</text:span><text:span text:style-name="T89">metakritik”nya atas konsep kebebasan dalam pemikiran Immanuel Kant.</text:span><text:span text:style-name="T87"> </text:span><text:span text:style-name="T90">Secara khusus, pertanyaan tentang relevansi pemikiran itu bagi kita saat ini akan diangkat, tetapi Adorno adalah pemikir yang sulit, dan medan harus disiapkan terlebih dahulu.</text:span></text:p>
      <text:p text:style-name="P12"><text:span text:style-name="T16"/></text:p>
      <text:p text:style-name="P14"><text:span text:style-name="T55">1.1 </text:span><text:span text:style-name="T53">R</text:span><text:span text:style-name="T54">umusan Masalah</text:span></text:p>
      <text:p text:style-name="P15"><text:span text:style-name="T57">Ada dua pertanyaan utama yang </text:span><text:span text:style-name="T61">ingin </text:span><text:span text:style-name="T57">dijawab oleh tesis ini:</text:span></text:p>
      <text:list xml:id="list1737106044" text:style-name="L3">
        <text:list-item>
          <text:p text:style-name="P16"><text:span text:style-name="T57">Apa isi metakritik Adorno terhadap konsep kebebasan Kant dalam </text:span><text:span text:style-name="T64">Dialektika Negatif?</text:span></text:p>
        </text:list-item>
        <text:list-item>
          <text:p text:style-name="P18"><text:span text:style-name="T59">Se</text:span><text:span text:style-name="T62">relevan mana </text:span><text:span text:style-name="T56">metakritik tersebut bagi paham kita akan kebebasan saat ini?</text:span></text:p>
        </text:list-item>
      </text:list>
      <text:p text:style-name="P17"><text:span text:style-name="T56"/></text:p>
      <text:p text:style-name="P19"><text:soft-page-break/><text:span text:style-name="T58">D</text:span><text:span text:style-name="T56">ua pertanyaan utama </text:span><text:span text:style-name="T58">ini hanya bisa dijawab setelah beberapa pertanyaan sekunder </text:span><text:span text:style-name="T59">terlebih dahulu</text:span><text:span text:style-name="T56">:</text:span></text:p>
      <text:list xml:id="list2151412353" text:style-name="L1">
        <text:list-item>
          <text:p text:style-name="P20"><text:span text:style-name="T56">Bagaimana Adorno menanggapi zamannya dalam pemikirannya?</text:span></text:p>
        </text:list-item>
        <text:list-item>
          <text:p text:style-name="P20"><text:span text:style-name="T56">Bagaimana Adorno membaca dan memahami sejarah filsafat?</text:span></text:p>
        </text:list-item>
        <text:list-item>
          <text:p text:style-name="P21"><text:span text:style-name="T56">Apa itu metakritik?</text:span></text:p>
        </text:list-item>
        <text:list-item>
          <text:p text:style-name="P21"><text:span text:style-name="T56">Apa proyek Adorno dalam </text:span><text:span text:style-name="T63">Dialektika Negatif</text:span><text:span text:style-name="T56">?</text:span></text:p>
        </text:list-item>
        <text:list-item>
          <text:p text:style-name="P21"><text:span text:style-name="T56">Apa konsep kebebasan Kant?</text:span></text:p>
        </text:list-item>
      </text:list>
      <text:p text:style-name="P22"><text:span text:style-name="T56">Berikut </text:span><text:span text:style-name="T60">sistematika penulisan yang menjelaskan bagaimana pertanyaan tersebut dijawab sepanjang tesis.</text:span></text:p>
      <text:p text:style-name="P19"><text:span text:style-name="T56"/></text:p>
      <text:p text:style-name="P5"><text:span text:style-name="T22">1.2 </text:span><text:span text:style-name="T16">S</text:span><text:span text:style-name="T14">istematika penulisan</text:span></text:p>
      <text:p text:style-name="P13"><text:span text:style-name="T14"><text:tab/>Tesis ini terdiri dari lima bab serta berbagai subbab </text:span><text:span text:style-name="T17">dan </text:span><text:span text:style-name="T14">subsubbab, </text:span><text:span text:style-name="T21">dengan isi dan judul </text:span><text:span text:style-name="T14">sebagai berikut </text:span><text:span text:style-name="T17">(subsubbab tidak dimasukkan di sini </text:span><text:span text:style-name="T18">supaya garis besar struktur tesis tampak dengan jelas</text:span><text:span text:style-name="T17">)</text:span><text:span text:style-name="T14">:</text:span></text:p>
      <text:p text:style-name="P13"><text:span text:style-name="T14"/></text:p>
      <text:p text:style-name="P5"><text:span text:style-name="T14"><text:tab/>Bab 1: Pendahuluan</text:span></text:p>
      <text:p text:style-name="P6"><text:span text:style-name="T14"><text:tab/></text:span><text:span text:style-name="T33">Bab ini memperkenalkan tema dan struktur tesis ini </text:span><text:span text:style-name="T51">secara singkat</text:span><text:span text:style-name="T33">.</text:span></text:p>
      <text:p text:style-name="P6"><text:span text:style-name="T14"/></text:p>
      <text:p text:style-name="P5"><text:span text:style-name="T14"><text:tab/>Bab 2: Adorno dan masanya</text:span></text:p>
      <text:p text:style-name="P5"><text:span text:style-name="T14"><text:tab/></text:span><text:span text:style-name="T24">Bab ini menceritakan kembali riwayat hidup Adorno dan menyajikan konteks pemikirannya. </text:span><text:span text:style-name="T25">Tekanan khusus diberi kepada Marxisme Barat sebagai konteks pemikiran Adorno. </text:span><text:span text:style-name="T34">Di Bab ini, pertanyaan sekunder 1, 2, dan 3 dijawab.</text:span><text:span text:style-name="T24"> Bab 2 terdiri dari beberapa subbab, sebagai berikut: 2.1, Riwayat hidup; 2.2, Adorno sebagai pemikir Marxis Barat; </text:span><text:span text:style-name="T25">2.3, Pengaruh dari luar tradisi Marxis; dan 2.4, Rangkuman.</text:span></text:p>
      <text:p text:style-name="P5"><text:span text:style-name="T14"/></text:p>
      <text:p text:style-name="P5"><text:span text:style-name="T14"><text:tab/>Bab 3: Menuju Metakritik Akal Budi Praktis</text:span></text:p>
      <text:p text:style-name="P5"><text:span text:style-name="T14"><text:tab/></text:span><text:span text:style-name="T25">Bab ini menjembatani Bab 2, yang menawarkan konteks umum tentang hidup dan karya Adorno, dan Bab 4, </text:span><text:span text:style-name="T26">yang menganalisis metakritik Adorno terhadap pemikiran Kant dalam </text:span><text:span text:style-name="T5">Dialektika Negatif</text:span><text:span text:style-name="T26">. </text:span><text:span text:style-name="T34">Di bab ini pertanyaan sekunder 4 dan 5 dijawab. </text:span><text:span text:style-name="T27">Bab 3 terdiri </text:span><text:span text:style-name="T28">dari tiga subbab: 3.1, Dialektika negatif: teks dan proyek; 3.2, </text:span><text:span text:style-name="T29">Konsep </text:span><text:span text:style-name="T52">k</text:span><text:span text:style-name="T29">ebebasan Kant; dan 3.3, Rangkuman.</text:span></text:p>
      <text:p text:style-name="P5"><text:span text:style-name="T14"/></text:p>
      <text:p text:style-name="P5"><text:span text:style-name="T14"><text:tab/>Bab 4: Metakritik Akal Budi Praktis</text:span></text:p>
      <text:p text:style-name="P5"><text:soft-page-break/><text:span text:style-name="T14"><text:tab/></text:span><text:span text:style-name="T29">Bab ini mempresentasikan, menganalisis, dan menilai metakritik Adorno terhadap pemikiran Kant dalam </text:span><text:span text:style-name="T6">Dialektika Negatif</text:span><text:span text:style-name="T29">. </text:span><text:span text:style-name="T34">Di bab ini kedua pertanyaan utama tesis dijawab. </text:span><text:span text:style-name="T30">Bab 4 terdiri dari </text:span><text:span text:style-name="T31">empat subbab: 4.1, Kritik dari luar; 4.2, Kritik dari dalam; </text:span><text:span text:style-name="T32">4.3, Penutup Metakritik Akal Budi Praktis; 4.4, Evaluasi; dan 4.5, Rangkuman.</text:span><text:span text:style-name="T29"> </text:span></text:p>
      <text:p text:style-name="P5"><text:span text:style-name="T14"/></text:p>
      <text:p text:style-name="P5"><text:span text:style-name="T14"><text:tab/>Bab 5: Penutup</text:span></text:p>
      <text:p text:style-name="P5"><text:span text:style-name="T14"><text:tab/></text:span><text:span text:style-name="T33">Bab ini merangkum kembali seluruh tesis dan mengusulkan proyek penelitian yang lebih lanjut. Bab 5 terdiri dari dua subbab: 5.1, Rangkuman dan 5.2, Penelitian Lebih Lanjut.</text:span></text:p>
      <text:p text:style-name="P5"><text:span text:style-name="T33"/></text:p>
      <text:p text:style-name="P7"><text:span text:style-name="T22">1.3 </text:span><text:span text:style-name="T19">Perihal t</text:span><text:span text:style-name="T14">eks</text:span></text:p>
      <text:p text:style-name="P8"><text:span text:style-name="T23"><text:tab/></text:span><text:span text:style-name="T35">Teks utama tesis ini adalah </text:span><text:span text:style-name="T7">Dialektika Negatif </text:span><text:span text:style-name="T35">karya Theodor W. Adorno, </text:span><text:span text:style-name="T36">khususnya bab yang berjudul “Kebebasan: Metakritik Akal Budi Praktis”. </text:span><text:span text:style-name="T37">Saat ini, </text:span><text:span text:style-name="T8">Dialektika Negatif </text:span><text:span text:style-name="T37">telah diterjemahkan dua kali ke dalam </text:span><text:span text:style-name="T38">bahasa Inggris. Versi pertama adalah terjemahan resmi oleh EB Ashton yang pertama kali diterbitkan </text:span><text:span text:style-name="T40">oleh Continuum </text:span><text:span text:style-name="T38">pada 1973; versi kedua adalah terjemahan tidak resmi oleh Dennis Redmond </text:span><text:span text:style-name="T39">yang tersedia di internet</text:span><text:span text:style-name="T38">. </text:span><text:span text:style-name="T46">Sangat disayangkan, </text:span><text:span text:style-name="T47">kedua terjemahan ini sering dinilai kurang bermutu. Konon Robert Hullot-Kentor, yang sudah meraih pujian saat menerjemahkan</text:span><text:span text:style-name="T13"> Teori Estetik</text:span><text:span text:style-name="T47"> karya Adorno, sedang mengerjakan terjemahan</text:span><text:span text:style-name="T13"> Dialektika Negatif</text:span><text:span text:style-name="T47"> juga, tetapi </text:span><text:span text:style-name="T48">sudah tidak ada kabar terkait proyek itu selama bertahun-tahun.</text:span><text:span text:style-name="T38"> </text:span><text:span text:style-name="T40">Selama mengerjakan tesis, saya berkonsultasi dengan dua terjemahan </text:span><text:span text:style-name="T49">bahasa Inggris yang tersedia</text:span><text:span text:style-name="T40">, tetapi rujukan utama saya adalah </text:span><text:span text:style-name="T9">Negative Dialektik</text:span><text:span text:style-name="T40">, versi bahasa Jerman yang diterbitkan oleh Suhrkampf. </text:span><text:span text:style-name="T41">Semua kutipan </text:span><text:span text:style-name="T10">Dialektika Negatif </text:span><text:span text:style-name="T41">diterjemahkan dari versi bahasa Jerman ini, </text:span><text:span text:style-name="T42">tetapi halaman di versi resmi bahasa Inggris selalu dicantumkan </text:span><text:span text:style-name="T50">juga</text:span><text:span text:style-name="T41">. </text:span><text:span text:style-name="T42">Untuk karya Adorno yang lain, saya menggunakan terjemahan </text:span><text:span text:style-name="T50">b</text:span><text:span text:style-name="T42">ahasa Inggris, kecuali “Pendidikan setelah Auschwitz.”</text:span></text:p>
      <text:p text:style-name="P7"><text:span text:style-name="T42"><text:tab/></text:span><text:span text:style-name="T43">Teks utama Kant adalah </text:span><text:span text:style-name="T11">Kritik Akal Budi Murni </text:span><text:span text:style-name="T43">dan </text:span><text:span text:style-name="T11">Pendasaran Metafisika Moralitas</text:span><text:span text:style-name="T43">. Untuk yang pertama, saya menggunakan terjemahan bahasa Inggris oleh Werner Pluhar; untuk yang kedua, saya menggunakan edisi dwibahasa </text:span><text:span text:style-name="T44">yang dipersiapkan oleh Mary Gregor dan Jens Timmermann. </text:span><text:span text:style-name="T45">Berkat edisi dwibahasa itu, saya sempat menerjemahkan kutipan Kant dari bahasa Jerman, tetapi semua kutipan dari </text:span><text:span text:style-name="T12">Kritik Akal Budi Murni </text:span><text:span text:style-name="T45">diterjemahkan dari bahasa Inggri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3cm" fo:margin-left="3.5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00:27:35.072402191</meta:creation-date>
    <dc:date>2023-05-07T00:18:44.987096168</dc:date>
    <meta:editing-duration>PT1H14M8S</meta:editing-duration>
    <meta:editing-cycles>32</meta:editing-cycles>
    <meta:generator>LibreOffice/7.4.6.2$Linux_X86_64 LibreOffice_project/40$Build-2</meta:generator>
    <meta:document-statistic meta:table-count="0" meta:image-count="0" meta:object-count="0" meta:page-count="3" meta:paragraph-count="32" meta:word-count="846" meta:character-count="6053" meta:non-whitespace-character-count="5231"/>
  </office:meta>
</office:document-meta>
</file>